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0pt" style:font-size-asian="20pt" style:font-size-complex="20pt"/>
    </style:style>
    <style:style style:name="P2" style:family="paragraph">
      <style:paragraph-properties fo:text-align="center"/>
      <style:text-properties style:font-name="Comic Sans MS"/>
    </style:style>
    <style:style style:name="P3" style:family="paragraph">
      <style:paragraph-properties fo:text-align="center"/>
    </style:style>
    <style:style style:name="P4" style:family="paragraph"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cm" svg:height="4.8cm" svg:x="6.6cm" svg:y="5.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cm" svg:y1="3.558cm" svg:x2="13.1cm" svg:y2="5.6cm" draw:start-shape="id1" draw:start-glue-point="6" draw:end-shape="id2" draw:end-glue-point="0" svg:d="m13100 3558v2042" svg:viewBox="0 0 1 2043">
          <text:p/>
        </draw:connector>
        <draw:custom-shape draw:style-name="gr3" draw:text-style-name="P1" xml:id="id1" draw:id="id1" draw:layer="layout" svg:width="6.8cm" svg:height="2.3cm" svg:x="9.7cm" svg:y="1.5cm">
          <text:p text:style-name="P3"><text:span text:style-name="T1">Main.hs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xml:id="id8" draw:id="id8" draw:layer="layout" svg:width="4.8cm" svg:height="2.5cm" svg:x="10.4cm" svg:y="16.5cm">
          <text:p text:style-name="P3"><text:span text:style-name="T1">実行</text:span></text:p>
          <text:p text:style-name="P3"><text:span text:style-name="T1">バイナリ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6cm" svg:height="3.218cm" svg:x="7.5cm" svg:y="6.4cm">
          <text:p text:style-name="P3"><text:span text:style-name="T1">hs_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" draw:text-style-name="P4" draw:layer="layout" svg:width="6.419cm" svg:height="1.337cm" svg:x="13.4cm" svg:y="3.9cm">
          <draw:text-box>
            <text:p><text:span text:style-name="T1">Ajhc</text:span><text:span text:style-name="T1">でコンパイル</text:span></text:p>
          </draw:text-box>
        </draw:frame>
        <draw:custom-shape draw:style-name="gr3" draw:text-style-name="P1" xml:id="id4" draw:id="id4" draw:layer="layout" svg:width="4.8cm" svg:height="2.517cm" svg:x="13.3cm" svg:y="11.384cm">
          <text:p text:style-name="P3"><text:span text:style-name="T1">libjhcrts.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1cm" svg:height="3.218cm" svg:x="12.6cm" svg:y="6.282cm">
          <text:p text:style-name="P3"><text:span text:style-name="T1">Ajhc</text:span><text:span text:style-name="T1">ランタイム</text:span></text:p>
          <text:p text:style-name="P3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15.65cm" svg:y1="9.161cm" svg:x2="15.7cm" svg:y2="11.384cm" draw:start-shape="id3" draw:start-glue-point="6" draw:end-shape="id4" svg:d="m15650 9161 50 2223" svg:viewBox="0 0 51 2224">
          <text:p/>
        </draw:connector>
        <draw:custom-shape draw:style-name="gr3" draw:text-style-name="P1" xml:id="id6" draw:id="id6" draw:layer="layout" svg:width="4.708cm" svg:height="2.517cm" svg:x="20.3cm" svg:y="11.384cm">
          <text:p text:style-name="P3"><text:span text:style-name="T1">libstm32f3.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cm" svg:height="3.218cm" svg:x="20.1cm" svg:y="6.1cm">
          <text:p text:style-name="P3"><text:span text:style-name="T1">Cortex-M4</text:span></text:p>
          <text:p text:style-name="P3"><text:span text:style-name="T1">C</text:span><text:span text:style-name="T1">言語ソース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2" draw:layer="layout" draw:type="line" svg:x1="22.6cm" svg:y1="8.979cm" svg:x2="22.654cm" svg:y2="11.384cm" draw:start-shape="id5" draw:start-glue-point="6" draw:end-shape="id6" svg:d="m22600 8979 54 2405" svg:viewBox="0 0 55 2406">
          <text:p/>
        </draw:connector>
        <draw:custom-shape draw:style-name="gr3" draw:text-style-name="P1" xml:id="id7" draw:id="id7" draw:layer="layout" svg:width="3.91cm" svg:height="2.7cm" svg:x="1.2cm" svg:y="11.3cm">
          <text:p text:style-name="P3"><text:span text:style-name="T1">main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xml:id="id9" draw:id="id9" draw:layer="layout" svg:width="3.91cm" svg:height="2.7cm" svg:x="5.79cm" svg:y="11.3cm">
          <text:p text:style-name="P3"><text:span text:style-name="T1">alloc.c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5" draw:text-style-name="P2" draw:layer="layout" draw:type="curve" svg:x1="3.155cm" svg:y1="13.715cm" svg:x2="12.8cm" svg:y2="16.5cm" draw:start-shape="id7" draw:start-glue-point="6" draw:end-shape="id8" draw:end-glue-point="0" svg:d="m3155 13715c0 2304 9645 912 9645 2785" svg:viewBox="0 0 9646 2786">
          <text:p/>
        </draw:connector>
        <draw:connector draw:style-name="gr5" draw:text-style-name="P2" draw:layer="layout" draw:type="curve" svg:x1="7.745cm" svg:y1="13.715cm" svg:x2="12.8cm" svg:y2="16.5cm" draw:start-shape="id9" draw:start-glue-point="6" draw:end-shape="id8" draw:end-glue-point="0" svg:d="m7745 13715c0 2304 5055 912 5055 2785" svg:viewBox="0 0 5056 2786">
          <text:p/>
        </draw:connector>
        <draw:connector draw:style-name="gr5" draw:text-style-name="P2" draw:layer="layout" draw:type="curve" svg:x1="15.7cm" svg:y1="13.901cm" svg:x2="12.8cm" svg:y2="16.5cm" draw:start-shape="id4" draw:start-glue-point="2" draw:end-shape="id8" draw:end-glue-point="0" svg:d="m15700 13901c0 1948-2900 649-2900 2599" svg:viewBox="0 0 2901 2600">
          <text:p/>
        </draw:connector>
        <draw:connector draw:style-name="gr5" draw:text-style-name="P2" draw:layer="layout" draw:type="curve" svg:x1="22.654cm" svg:y1="13.901cm" svg:x2="12.8cm" svg:y2="16.5cm" draw:start-shape="id6" draw:end-shape="id8" draw:end-glue-point="0" svg:d="m22654 13901c0 1948-9854 649-9854 2599" svg:viewBox="0 0 9855 2600">
          <text:p/>
        </draw:connector>
        <draw:frame draw:style-name="gr4" draw:text-style-name="P4" draw:layer="layout" svg:width="8.303cm" svg:height="1.337cm" svg:x="16.6cm" svg:y="15.5cm">
          <draw:text-box>
            <text:p><text:span text:style-name="T1">GCC</text:span><text:span text:style-name="T1">でクロスコンパイル</text:span></text:p>
          </draw:text-box>
        </draw:frame>
        <draw:frame draw:style-name="gr4" draw:text-style-name="P4" draw:layer="layout" svg:width="6.258cm" svg:height="2.235cm" svg:x="22.663cm" svg:y="8.953cm">
          <draw:text-box>
            <text:p><text:span text:style-name="T1">GCC</text:span><text:span text:style-name="T1">で</text:span></text:p>
            <text:p><text:span text:style-name="T1">クロスコンパイル</text:span></text:p>
          </draw:text-box>
        </draw:frame>
        <draw:connector draw:style-name="gr5" draw:text-style-name="P2" draw:layer="layout" draw:type="curve" svg:x1="9.8cm" svg:y1="9.279cm" svg:x2="12.8cm" svg:y2="16.5cm" draw:start-shape="id10" draw:start-glue-point="6" draw:end-shape="id8" svg:d="m9800 9279c0 5671 3000 2061 3000 7221" svg:viewBox="0 0 3001 7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7-31T16:53:59.499065078</dc:date>
    <dc:creator>Okabe Kiwamu</dc:creator>
    <meta:editing-duration>PT1H16M47S</meta:editing-duration>
    <meta:editing-cycles>110</meta:editing-cycles>
    <meta:generator>LibreOffice/4.1.0.4$Linux_X86_64 LibreOffice_project/410m0$Build-4</meta:generator>
    <meta:document-statistic meta:object-count="21"/>
  </office:meta>
</office:document-meta>
</file>